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5.039in"/>
    </style:style>
    <style:style style:name="co2" style:family="table-column">
      <style:table-column-properties fo:break-before="auto" style:column-width="3.4in"/>
    </style:style>
    <style:style style:name="co3" style:family="table-column">
      <style:table-column-properties fo:break-before="auto" style:column-width="5.5063in"/>
    </style:style>
    <style:style style:name="co4" style:family="table-column">
      <style:table-column-properties fo:break-before="auto" style:column-width="2.5957in"/>
    </style:style>
    <style:style style:name="co5" style:family="table-column">
      <style:table-column-properties fo:break-before="auto" style:column-width="9.6791in"/>
    </style:style>
    <style:style style:name="co6" style:family="table-column">
      <style:table-column-properties fo:break-before="auto" style:column-width="0.89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ro3" style:family="table-row">
      <style:table-row-properties style:row-height="0.18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Sourc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d-models/stp/Arduino-UNO-R3.step</text:p>
          </table:table-cell>
          <table:table-cell office:value-type="string" calcext:value-type="string">
            <text:p/>
            <text:p>Đậu Thành Trung</text:p>
          </table:table-cell>
          <table:table-cell office:value-type="string" calcext:value-type="string">
            <text:p>Grabcad User Submission License</text:p>
          </table:table-cell>
          <table:table-cell/>
          <table:table-cell office:value-type="string" calcext:value-type="string">
            <text:p><text:a xlink:href="https://grabcad.com/library/arduino-uno-r3-11" xlink:type="simple">https://grabcad.com/library/arduino-uno-r3-11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3d-models/stp/</text:span>Polulu-5v-step-up-step-down-voltage-regulator-s13v30f5.step</text:p>
          </table:table-cell>
          <table:table-cell office:value-type="string" calcext:value-type="string">
            <text:p>Polulu Corp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<text:a xlink:href="https://www.pololu.com/file/0J1808/5v-step-up-step-down-voltage-regulator-s13v30f5.step" xlink:type="simple">https://www.pololu.com/file/0J1808/5v-step-up-step-down-voltage-regulator-s13v30f5.step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3d-models/</text:span>stp/Pololu-3v3-step-down-voltage-regulator-d24v5fx.step</text:p>
          </table:table-cell>
          <table:table-cell office:value-type="string" calcext:value-type="string">
            <text:p>Polulu Corp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https://www.pololu.com/file/0J1499/d24v5fx-step-down-voltage-regulator.st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3d-models/stp/</text:span>RaspberryPi3-ModelB.stp</text:p>
          </table:table-cell>
          <table:table-cell office:value-type="string" calcext:value-type="string">
            <text:p>Mechatronics Art</text:p>
          </table:table-cell>
          <table:table-cell office:value-type="string" calcext:value-type="string">
            <text:p>Grabcad User Submission License</text:p>
          </table:table-cell>
          <table:table-cell/>
          <table:table-cell office:value-type="string" calcext:value-type="string">
            <text:p>https://grabcad.com/library/raspberry-pi-3-model-b-reference-design-rpi-raspberrypi-raspberry-pi-solidworks-cad-assembly-1/details?folder_id=38999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3d-models/</text:span>stp/RaspberryPiPico-R3.step</text:p>
          </table:table-cell>
          <table:table-cell office:value-type="string" calcext:value-type="string">
            <text:p>RaspberryPi Foundation</text:p>
          </table:table-cell>
          <table:table-cell office:value-type="string" calcext:value-type="string">
            <text:p>CC BY-SA 4.0 Deed</text:p>
          </table:table-cell>
          <table:table-cell/>
          <table:table-cell office:value-type="string" calcext:value-type="string">
            <text:p><text:a xlink:href="https://www.raspberrypi.com/documentation/microcontrollers/raspberry-pi-pico.html" xlink:type="simple">https://www.raspberrypi.com/documentation/microcontrollers/raspberry-pi-pico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3d-models/</text:span>stp/RaspberryPiPicoW-NoPins.step</text:p>
          </table:table-cell>
          <table:table-cell office:value-type="string" calcext:value-type="string">
            <text:p>Scott Mudge</text:p>
          </table:table-cell>
          <table:table-cell office:value-type="string" calcext:value-type="string">
            <text:p>Grabcad User Submission License</text:p>
          </table:table-cell>
          <table:table-cell/>
          <table:table-cell office:value-type="string" calcext:value-type="string">
            <text:p>https://grabcad.com/library/raspberry-pi-pico-w-rp2040-no-pins-pins-and-socketed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3d-models/</text:span>stp/Screw-Terminal-ARK306V-3P-5.step</text:p>
          </table:table-cell>
          <table:table-cell office:value-type="string" calcext:value-type="string">
            <text:p>J. Zemánek</text:p>
          </table:table-cell>
          <table:table-cell office:value-type="string" calcext:value-type="string">
            <text:p>Grabcad User Submission License</text:p>
          </table:table-cell>
          <table:table-cell/>
          <table:table-cell office:value-type="string" calcext:value-type="string">
            <text:p>https://grabcad.com/library/ark306v-screw-terminals-for-kicad-3d-model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3d-models/</text:span>stp/Screw-Terminal-ARK306V-2P-5.step</text:p>
          </table:table-cell>
          <table:table-cell office:value-type="string" calcext:value-type="string">
            <text:p>J. Zemánek</text:p>
          </table:table-cell>
          <table:table-cell office:value-type="string" calcext:value-type="string">
            <text:p>Grabcad User Submission License</text:p>
          </table:table-cell>
          <table:table-cell/>
          <table:table-cell office:value-type="string" calcext:value-type="string">
            <text:p>https://grabcad.com/library/ark306v-screw-terminals-for-kicad-3d-model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3d-models/</text:span>wrl/Screw-Terminal-ARK306V-3P-5.wrl</text:p>
          </table:table-cell>
          <table:table-cell office:value-type="string" calcext:value-type="string">
            <text:p>J. Zemánek</text:p>
          </table:table-cell>
          <table:table-cell office:value-type="string" calcext:value-type="string">
            <text:p>Grabcad User Submission License</text:p>
          </table:table-cell>
          <table:table-cell/>
          <table:table-cell office:value-type="string" calcext:value-type="string">
            <text:p>https://grabcad.com/library/ark306v-screw-terminals-for-kicad-3d-model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3d-models/</text:span>wrl/Screw-Terminal-ARK306V-2P-5.wrl</text:p>
          </table:table-cell>
          <table:table-cell office:value-type="string" calcext:value-type="string">
            <text:p>J. Zemánek</text:p>
          </table:table-cell>
          <table:table-cell office:value-type="string" calcext:value-type="string">
            <text:p>Grabcad User Submission License</text:p>
          </table:table-cell>
          <table:table-cell/>
          <table:table-cell office:value-type="string" calcext:value-type="string">
            <text:p>https://grabcad.com/library/ark306v-screw-terminals-for-kicad-3d-model-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footprints/twyleg-board-connectors.pretty/RaspberryPiPico*.kicad_mod</text:p>
          </table:table-cell>
          <table:table-cell office:value-type="string" calcext:value-type="string">
            <text:p>Nicolò Carandini</text:p>
          </table:table-cell>
          <table:table-cell office:value-type="string" calcext:value-type="string">
            <text:p>CC-BY-SA 4.0</text:p>
          </table:table-cell>
          <table:table-cell office:value-type="string" calcext:value-type="string">
            <text:p>Modified to match Rpi PicoW</text:p>
          </table:table-cell>
          <table:table-cell office:value-type="string" calcext:value-type="string">
            <text:p><text:a xlink:href="https://github.com/ncarandini/KiCad-RP-Pico" xlink:type="simple">https://github.com/ncarandini/KiCad-RP-Pico</text:a>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 style:data-style-name="N2" text:time-value="02:01:37.1720787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7T02:15:31.603698816</dc:date>
    <meta:editing-duration>PT51M40S</meta:editing-duration>
    <meta:editing-cycles>9</meta:editing-cycles>
    <meta:generator>LibreOffice/7.6.4.1$Linux_X86_64 LibreOffice_project/60$Build-1</meta:generator>
    <meta:document-statistic meta:table-count="1" meta:cell-count="50" meta:object-count="0"/>
  </office:meta>
</office:document-meta>
</file>